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20209f" style:font-weight-asian="normal" style:font-weight-complex="normal"/>
    </style:style>
    <style:style style:name="P2" style:family="paragraph" style:parent-style-name="Standard">
      <style:text-properties officeooo:paragraph-rsid="0020209f"/>
    </style:style>
    <style:style style:name="P3" style:family="paragraph" style:parent-style-name="Standard">
      <style:text-properties officeooo:paragraph-rsid="0021aabc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weight="normal" officeooo:paragraph-rsid="0020209f" style:font-weight-asian="normal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paragraph-rsid="0020209f"/>
    </style:style>
    <style:style style:name="P6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officeooo:paragraph-rsid="0020209f"/>
    </style:style>
    <style:style style:name="P7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weight="normal" officeooo:paragraph-rsid="0020209f" style:font-weight-asian="normal" style:font-weight-complex="normal"/>
    </style:style>
    <style:style style:name="P8" style:family="paragraph" style:parent-style-name="Text_20_body">
      <style:text-properties fo:font-weight="normal" officeooo:rsid="000fd74f" officeooo:paragraph-rsid="0020209f" style:font-weight-asian="normal" style:font-weight-complex="normal"/>
    </style:style>
    <style:style style:name="P9" style:family="paragraph" style:parent-style-name="Text_20_body">
      <style:text-properties fo:font-weight="normal" officeooo:paragraph-rsid="0020209f" style:font-weight-asian="normal" style:font-weight-complex="normal"/>
    </style:style>
    <style:style style:name="P10" style:family="paragraph" style:parent-style-name="Text_20_body">
      <style:text-properties officeooo:paragraph-rsid="0020209f"/>
    </style:style>
    <style:style style:name="P11" style:family="paragraph" style:parent-style-name="Text_20_body">
      <style:text-properties officeooo:paragraph-rsid="002233db"/>
    </style:style>
    <style:style style:name="P12" style:family="paragraph" style:parent-style-name="Text_20_body">
      <style:text-properties officeooo:paragraph-rsid="0022db9a"/>
    </style:style>
    <style:style style:name="P13" style:family="paragraph" style:parent-style-name="Text_20_body">
      <style:paragraph-properties fo:margin-left="0.9846in" fo:margin-right="0in" fo:margin-top="0in" fo:margin-bottom="0in" loext:contextual-spacing="false" fo:text-indent="0in" style:auto-text-indent="false"/>
      <style:text-properties fo:font-weight="normal" officeooo:paragraph-rsid="0020209f" style:font-weight-asian="normal" style:font-weight-complex="normal"/>
    </style:style>
    <style:style style:name="P1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paragraph-rsid="0020209f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fdef1" officeooo:paragraph-rsid="0020209f" style:language-asian="zxx" style:country-asian="none" style:language-complex="zxx" style:country-complex="none"/>
    </style:style>
    <style:style style:name="P17" style:family="paragraph" style:parent-style-name="Standard">
      <style:text-properties style:font-name="Liberation Serif" fo:font-size="12pt" fo:language="zxx" fo:country="none" officeooo:rsid="0021aabc" officeooo:paragraph-rsid="002152f1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text-properties fo:font-variant="normal" fo:text-transform="none" fo:color="#1d1c1d" style:text-line-through-style="none" style:text-line-through-type="none" style:font-name="Slack-Lato" fo:font-size="11.25pt" fo:letter-spacing="normal" fo:language="zxx" fo:country="none" fo:font-style="normal" style:text-underline-style="none" fo:font-weight="normal" officeooo:rsid="000fdef1" officeooo:paragraph-rsid="0020209f" style:text-blinking="false" style:language-asian="zxx" style:country-asian="none" style:language-complex="zxx" style:country-complex="none"/>
    </style:style>
    <style:style style:name="P19" style:family="paragraph" style:parent-style-name="Standard">
      <style:text-properties officeooo:paragraph-rsid="0020209f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weight="normal" officeooo:paragraph-rsid="0020209f" style:font-weight-asian="normal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size="5pt" fo:font-weight="normal" officeooo:paragraph-rsid="0020209f" style:font-size-asian="5pt" style:font-weight-asian="normal" style:font-size-complex="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091f" style:font-weight-asian="normal" style:font-weight-complex="normal"/>
    </style:style>
    <style:style style:name="T3" style:family="text">
      <style:text-properties fo:font-weight="normal" officeooo:rsid="000d288c" style:font-weight-asian="normal" style:font-weight-complex="normal"/>
    </style:style>
    <style:style style:name="T4" style:family="text">
      <style:text-properties fo:font-weight="normal" officeooo:rsid="000e882c" style:font-weight-asian="normal" style:font-weight-complex="normal"/>
    </style:style>
    <style:style style:name="T5" style:family="text">
      <style:text-properties fo:font-weight="normal" officeooo:rsid="000f50d1" style:font-weight-asian="normal" style:font-weight-complex="normal"/>
    </style:style>
    <style:style style:name="T6" style:family="text">
      <style:text-properties fo:font-weight="normal" officeooo:rsid="000fd74f" style:font-weight-asian="normal" style:font-weight-complex="normal"/>
    </style:style>
    <style:style style:name="T7" style:family="text">
      <style:text-properties fo:font-weight="normal" officeooo:rsid="0021aabc" style:font-weight-asian="normal" style:font-weight-complex="normal"/>
    </style:style>
    <style:style style:name="T8" style:family="text">
      <style:text-properties fo:font-weight="normal" officeooo:rsid="002233db" style:font-weight-asian="normal" style:font-weight-complex="normal"/>
    </style:style>
    <style:style style:name="T9" style:family="text">
      <style:text-properties fo:font-weight="normal" officeooo:rsid="0022db9a" style:font-weight-asian="normal" style:font-weight-complex="normal"/>
    </style:style>
    <style:style style:name="T10" style:family="text">
      <style:text-properties fo:font-weight="normal" officeooo:rsid="00248bae" style:font-weight-asian="normal" style:font-weight-complex="normal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fo:language="zxx" fo:country="none" officeooo:rsid="0021aabc" style:language-asian="zxx" style:country-asian="none" style:language-complex="zxx" style:country-complex="none"/>
    </style:style>
    <style:style style:name="T13" style:family="text">
      <style:text-properties officeooo:rsid="000d288c"/>
    </style:style>
    <style:style style:name="T14" style:family="text">
      <style:text-properties officeooo:rsid="000d60f6"/>
    </style:style>
    <style:style style:name="T15" style:family="text">
      <style:text-properties officeooo:rsid="000f50d1"/>
    </style:style>
    <style:style style:name="T16" style:family="text">
      <style:text-properties officeooo:rsid="002664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l:</text:p>
      <text:p text:style-name="P2">- <text:span text:style-name="T16">Met with Shantenu on Wednesday to discuss next steps</text:span></text:p>
      <text:p text:style-name="P2">- Skimmed The Structure of Scientific Revolutions [1]</text:p>
      <text:p text:style-name="P2">- Read (50%) Wikipedia article on Paradigms [2]</text:p>
      <text:p text:style-name="P2">- Read (70%) Wikipedia article on <text:s/>Philosophy Of Science [3]</text:p>
      <text:p text:style-name="P2">- Read (70%) Wikipedia article on <text:span text:style-name="T11">Falsifiability [4]</text:span></text:p>
      <text:p text:style-name="P15"/>
      <text:p text:style-name="P16">Smart surrogates:</text:p>
      <text:p text:style-name="P14">My goal is to understand the different types, properties and challenges of smart surrogates. </text:p>
      <text:p text:style-name="Standard"><text:span text:style-name="T11">- Read</text:span><text:span text:style-name="T12">(100%) </text:span><text:span text:style-name="T11">about surrogate models in order to better understand surrogacy[14]</text:span></text:p>
      <text:p text:style-name="Standard"><text:span text:style-name="T11">- Read </text:span><text:span text:style-name="T12">(80%) the paper "</text:span><text:span text:style-name="T11">KERNEL: Enabler to build smart surrogates for online optimization and knowledge discovery"</text:span></text:p>
      <text:p text:style-name="P3"><text:span text:style-name="T11">- Read </text:span><text:bookmark text:name="screen-reader-main-title"/><text:span text:style-name="T12">(50%) the paper "</text:span><text:span text:style-name="T11">Artificial Neural Network based surrogate modelling for multi- objective optimisation of geological CO2 storage operations"</text:span></text:p>
      <text:p text:style-name="P3"><text:span text:style-name="T11">- Read </text:span><text:span text:style-name="T12">(50%) the paper "</text:span><text:span text:style-name="T11">A Deep Neural Network Surrogate for High-Dimensional Random Partial Differential Equations"</text:span></text:p>
      <text:p text:style-name="P3"><text:span text:style-name="T11">- Read </text:span><text:span text:style-name="T12">(50%) the paper "</text:span><text:span text:style-name="T11">Improved surrogates in inertial confinement fusion with manifold and cycle consistencies" </text:span><text:span text:style-name="T12">(use of inverse surrogates)</text:span></text:p>
      <text:p text:style-name="P17"/>
      <text:p text:style-name="P18"/>
      <text:p text:style-name="P1">EnTK:</text:p>
      <text:p text:style-name="P2"><text:span text:style-name="T1">- Understood strong scaling </text:span><text:span text:style-name="T2">and</text:span><text:span text:style-name="T1"> weak scaling</text:span></text:p>
      <text:p text:style-name="P4"><text:span text:style-name="T13">A-</text:span>Strong scaling:</text:p>
      <text:p text:style-name="P5"><text:span text:style-name="Strong_20_Emphasis"><text:span text:style-name="T1">Amdahl’s law: speedup is limited by the fraction of the serial part of the software</text:span></text:span></text:p>
      <text:p text:style-name="P4">speedup = 1 / (s + p/ N)</text:p>
      <text:p text:style-name="P21"/>
      <text:p text:style-name="P6"><text:span text:style-name="Strong_20_Emphasis"><text:span text:style-name="T3">B- Weak Scaling:</text:span></text:span></text:p>
      <text:p text:style-name="P6"><text:span text:style-name="Strong_20_Emphasis"><text:span text:style-name="T1">Gustafson’s law:</text:span></text:span><text:span text:style-name="T1"> the parallel part scales linearly with the amount of resources, and the serial part does not increase with respect to the size of the problem. </text:span></text:p>
      <text:p text:style-name="P7">scaled speedup =s+p*N</text:p>
      <text:p text:style-name="P13">s: proportion of execution time spent on the serial part,</text:p>
      <text:p text:style-name="P13">p: proportion of execution time spent on the part that can be parallelized, </text:p>
      <text:p text:style-name="P13">N: number of processors</text:p>
      <text:p text:style-name="P13"/>
      <text:p text:style-name="P9">- <text:span text:style-name="T13">Designed</text:span><text:span text:style-name="T15"> an </text:span><text:span text:style-name="T13">experiment to test the strong and weak scaling properties of EnTK. Please see the code in </text:span><text:span text:style-name="T14">strongScaling.py and weakScaling.py</text:span></text:p>
      <text:p text:style-name="P10"><text:span text:style-name="T3"><text:tab/></text:span><text:span text:style-name="T4">A- Strong Scaling: To investigate strong scaling, I run 7 applications, each consists of 1 pipeline containing two stages at </text:span><text:span text:style-name="T9">5 </text:span><text:span text:style-name="T5">t</text:span><text:span text:style-name="T4">ask</text:span><text:span text:style-name="T9">s</text:span><text:span text:style-name="T4">/stage. Each task sleeps for 100s. The number of cores increases for every application </text:span><text:span text:style-name="T7">(1,2,4,8,16,32,64)</text:span><text:span text:style-name="T4">. </text:span></text:p>
      <text:p text:style-name="P11"><text:span text:style-name="T4"><text:s text:c="2"/></text:span><text:span text:style-name="T3"><text:tab/></text:span><text:span text:style-name="T5">B</text:span><text:span text:style-name="T4">- </text:span><text:span text:style-name="T5">Weak Scaling</text:span><text:span text:style-name="T4">: To investigate </text:span><text:span text:style-name="T5">weak</text:span><text:span text:style-name="T4"> scaling, I run 7 applications, each consists of 1 pipeline containing two stages at </text:span><text:span text:style-name="T5">variant number of</text:span><text:span text:style-name="T4"> tasks/stage. Each task sleeps for 100s. The number of cores increases for every application </text:span><text:span text:style-name="T7">and equals the number of tasks per stage</text:span><text:span text:style-name="T4">. </text:span><text:span text:style-name="T8">The number of cores (and tasks/stage) for the applications are </text:span><text:span text:style-name="T7">1,2,4,8,16,32,64.</text:span></text:p>
      <text:p text:style-name="P10"><text:span text:style-name="T8">For the strong scaling experiment, I expect</text:span><text:span text:style-name="T1"> </text:span><text:span text:style-name="T5">TTX </text:span><text:span text:style-name="T8">to</text:span><text:span text:style-name="T5"> </text:span><text:span text:style-name="T6">decrease</text:span><text:span text:style-name="T1"> linearly with </text:span><text:span text:style-name="T6">the </text:span><text:span text:style-name="T1">increase in the number of cores. Th</text:span><text:span text:style-name="T6">is is </text:span><text:span text:style-name="T8">because</text:span><text:span text:style-name="T6"> there are more available resources for </text:span><text:span text:style-name="T1">the fixed number of tasks.</text:span></text:p>
      <text:p text:style-name="P11"><text:soft-page-break/><text:span text:style-name="T8">For the weak scaling experiment, I expect</text:span><text:span text:style-name="T6"> </text:span><text:span text:style-name="T5">TTX</text:span><text:span text:style-name="T1"> </text:span><text:span text:style-name="T8">to increase</text:span><text:span text:style-name="T1"> </text:span><text:span text:style-name="T6">non-linearly and </text:span><text:span text:style-name="T8">gradually because EnTK</text:span><text:span text:style-name="T1"> does not have ideal weak scaling. </text:span><text:span text:style-name="T8">This is due to </text:span><text:span text:style-name="T1">delays in the Executor module of the RTS Agent</text:span><text:span text:style-name="T8">[6]</text:span></text:p>
      <text:p text:style-name="P12"><text:span text:style-name="T9">After plotting the number of cores vs speadup for both </text:span><text:span text:style-name="T10">experiments</text:span><text:span text:style-name="T9">, do curve fitting and find the fitted value for the serial fraction s. I expect s to be 0.2 for Amdahl’s law and [0.015-0.5] for Gustafson’s law</text:span></text:p>
      <text:p text:style-name="P8"/>
      <text:p text:style-name="P8"/>
      <text:p text:style-name="P9">Resources:</text:p>
      <text:p text:style-name="Text_20_body">[1] <text:a xlink:type="simple" xlink:href="https://www.lri.fr/~mbl/Stanford/CS477/papers/Kuhn-SSR-2ndEd.pdf" text:style-name="Internet_20_link" text:visited-style-name="Visited_20_Internet_20_Link">https://www.lri.fr/~mbl/Stanford/CS477/papers/Kuhn-SSR-2ndEd.pdf</text:a></text:p>
      <text:p text:style-name="Text_20_body">[2] https://en.wikipedia.org/wiki/Paradigm</text:p>
      <text:p text:style-name="Text_20_body">[3] <text:a xlink:type="simple" xlink:href="https://en.wikipedia.org/wiki/Philosophy_of_science" office:target-frame-name="_blank" xlink:show="new" text:style-name="Internet_20_link" text:visited-style-name="Visited_20_Internet_20_Link">https://en.wikipedia.org/wiki/Philosophy_of_science</text:a> </text:p>
      <text:p text:style-name="Text_20_body">[4] https://en.wikipedia.org/wiki/Falsifiability</text:p>
      <text:p text:style-name="Text_20_body">[5] <text:a xlink:type="simple" xlink:href="https://www.kth.se/blogs/pdc/2018/11/scalability-strong-and-weak-scaling/#:~:text=Strong%20scaling%20concerns%20the%20speedup,is%20governed%20by%20Gustafson's%20law" text:style-name="Internet_20_link" text:visited-style-name="Visited_20_Internet_20_Link">https://www.kth.se/blogs/pdc/2018/11/scalability-strong-and-weak-scaling/#:~:text=Strong%20scaling%20concerns%20the%20speedup,is%20governed%20by%20Gustafson's%20law</text:a><text:a xlink:type="simple" xlink:href="https://www.kth.se/blogs/pdc/2018/11/scalability-strong-and-weak-scaling/#:~:text=Strong%20scaling%20concerns%20the%20speedup,is%20governed%20by%20Gustafson's%20law." text:style-name="Internet_20_link" text:visited-style-name="Visited_20_Internet_20_Link">.</text:a></text:p>
      <text:p text:style-name="Text_20_body">[6] Harnessing the Power of Many: Extensible Toolkit for Scalable Ensemble Applications: <text:a xlink:type="simple" xlink:href="https://arxiv.org/pdf/1710.08491.pdf" text:style-name="Internet_20_link" text:visited-style-name="Visited_20_Internet_20_Link">https://arxiv.org/pdf/1710.08491.pdf</text:a></text:p>
      <text:p text:style-name="Text_20_body">[7] <text:a xlink:type="simple" xlink:href="https://www.geeksforgeeks.org/julia-fractal-python/" text:style-name="Internet_20_link" text:visited-style-name="Visited_20_Internet_20_Link">https://www.geeksforgeeks.org/julia-fractal-python/</text:a></text:p>
      <text:p text:style-name="Text_20_body">[8] <text:a xlink:type="simple" xlink:href="https://www.sharcnet.ca/help/index.php/Measuring_Parallel_Scaling_Performance#Table" text:style-name="Internet_20_link" text:visited-style-name="Visited_20_Internet_20_Link">https://www.sharcnet.ca/help/index.php/Measuring_Parallel_Scaling_Performance#Table</text:a> </text:p>
      <text:p text:style-name="Standard">[9] <text:a xlink:type="simple" xlink:href="https://www.pnas.org/content/117/18/9741" text:style-name="Internet_20_link" text:visited-style-name="Visited_20_Internet_20_Link">https://www.pnas.org/content/117/18/9741</text:a></text:p>
      <text:p text:style-name="Standard">[10] <text:a xlink:type="simple" xlink:href="https://arxiv.org/pdf/1806.02957.pdf" text:style-name="Internet_20_link" text:visited-style-name="Visited_20_Internet_20_Link">https://arxiv.org/pdf/1806.02957.pdf</text:a></text:p>
      <text:p text:style-name="Standard">[11] <text:a xlink:type="simple" xlink:href="https://www.sciencedirect.com/science/article/pii/S1876610214021924" text:style-name="Internet_20_link" text:visited-style-name="Visited_20_Internet_20_Link">https://www.sciencedirect.com/science/article/pii/S1876610214021924</text:a></text:p>
      <text:p text:style-name="Standard">[12] <text:a xlink:type="simple" xlink:href="https://www.tandfonline.com/doi/abs/10.1080/10426914.2016.1269918" text:style-name="Internet_20_link" text:visited-style-name="Visited_20_Internet_20_Link">https://www.tandfonline.com/doi/abs/10.1080/10426914.2016.1269918</text:a></text:p>
      <text:p text:style-name="Standard">[13]<text:a xlink:type="simple" xlink:href="https://en.wikipedia.org/wiki/Surrogate_model#Types_of_surrogate_models" text:style-name="Internet_20_link" text:visited-style-name="Visited_20_Internet_20_Link">https://en.wikipedia.org/wiki/Surrogate_model#Types_of_surrogate_models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4T12:17:25.140422669</meta:creation-date>
    <dc:date>2020-06-29T09:35:58.900848105</dc:date>
    <meta:editing-duration>PT11M8S</meta:editing-duration>
    <meta:editing-cycles>6</meta:editing-cycles>
    <meta:generator>LibreOffice/6.4.3.2$Linux_X86_64 LibreOffice_project/40$Build-2</meta:generator>
    <meta:print-date>2020-06-29T09:33:53.589178461</meta:print-date>
    <meta:document-statistic meta:table-count="0" meta:image-count="0" meta:object-count="0" meta:page-count="2" meta:paragraph-count="44" meta:word-count="494" meta:character-count="3803" meta:non-whitespace-character-count="3342"/>
  </office:meta>
</office:document-meta>
</file>